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Lotti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Lottie</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lottie.html" text:style-name="Internet_20_link" text:visited-style-name="Visited_20_Internet_20_Link">link</text:a>)</text:p>

            
                <text:list xml:id="list_Lottie2" text:continue-numbering="true" text:continue-list="list_Lotti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Lottie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Lottie4" text:continue-numbering="true" text:continue-list="list_Lottie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Lottie5" text:continue-numbering="true" text:continue-list="list_Lottie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Lottie6" text:continue-numbering="true" text:continue-list="list_Lottie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Lottie7" text:continue-numbering="true" text:continue-list="list_Lottie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Lottie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Lottie9" text:continue-numbering="true" text:continue-list="list_Lottie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Lottie10" text:continue-numbering="true" text:continue-list="list_Lottie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Lottie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Lottie12" text:continue-numbering="true" text:continue-list="list_Lottie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Lottie13" text:continue-numbering="true" text:continue-list="list_Lottie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Lottie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Lottie15" text:continue-numbering="true" text:continue-list="list_Lottie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Lottie16" text:continue-numbering="true" text:continue-list="list_Lottie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Lottie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Lottie18" text:continue-numbering="true" text:continue-list="list_Lottie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Lottie19" text:continue-numbering="true" text:continue-list="list_Lottie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Lottie20" text:continue-numbering="true" text:continue-list="list_Lottie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Lottie21" text:continue-numbering="true" text:continue-list="list_Lottie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Lottie22" text:continue-numbering="true" text:continue-list="list_Lottie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Lottie23" text:continue-numbering="true" text:continue-list="list_Lottie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Lottie24" text:continue-numbering="true" text:continue-list="list_Lottie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Lottie25" text:continue-numbering="true" text:continue-list="list_Lottie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Lottie26" text:continue-numbering="true" text:continue-list="list_Lottie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Lottie27" text:continue-numbering="true" text:continue-list="list_Lottie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Lottie28" text:continue-numbering="true" text:continue-list="list_Lottie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Lottie29" text:continue-numbering="true" text:continue-list="list_Lottie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Lottie30" text:continue-numbering="true" text:continue-list="list_Lottie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Lottie31" text:continue-numbering="true" text:continue-list="list_Lottie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Lottie32" text:continue-numbering="true" text:continue-list="list_Lottie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Lottie33" text:continue-numbering="true" text:continue-list="list_Lottie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Lottie34" text:continue-numbering="true" text:continue-list="list_Lottie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Lottie35" text:continue-numbering="true" text:continue-list="list_Lottie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Lottie36" text:continue-numbering="true" text:continue-list="list_Lottie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Lottie37" text:continue-numbering="true" text:continue-list="list_Lottie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Lottie38" text:continue-numbering="true" text:continue-list="list_Lottie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Lottie39" text:continue-numbering="true" text:continue-list="list_Lottie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Lottie40" text:continue-numbering="true" text:continue-list="list_Lottie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Lottie41" text:continue-numbering="true" text:continue-list="list_Lottie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Lottie42" text:continue-numbering="true" text:continue-list="list_Lottie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Lottie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Lottie44" text:continue-numbering="true" text:continue-list="list_Lottie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Lottie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Lottie46" text:continue-numbering="true" text:continue-list="list_Lottie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Lottie47" text:continue-numbering="true" text:continue-list="list_Lottie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Lottie48" text:continue-numbering="true" text:continue-list="list_Lottie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Lottie49" text:continue-numbering="true" text:continue-list="list_Lottie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Lottie50" text:continue-numbering="true" text:continue-list="list_Lottie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Lottie51" text:continue-numbering="true" text:continue-list="list_Lottie50"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Lottie52" text:continue-numbering="true" text:continue-list="list_Lottie51"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Lottie53" text:continue-numbering="true" text:continue-list="list_Lottie52"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Lottie54"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Lottie55" text:continue-numbering="true" text:continue-list="list_Lottie53"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Lottie56" text:continue-numbering="true" text:continue-list="list_Lottie55"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Lottie57" text:continue-numbering="true" text:continue-list="list_Lottie56"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